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line-height="100%"/>
      <style:text-properties style:font-name="Times New Roman"/>
    </style:style>
    <style:style style:name="P4" style:family="paragraph" style:parent-style-name="Standard">
      <style:paragraph-properties fo:line-height="200%"/>
      <style:text-properties style:font-name="Times New Roman"/>
    </style:style>
    <style:style style:name="P5" style:family="paragraph" style:parent-style-name="Standard">
      <style:paragraph-properties fo:margin-top="0in" fo:margin-bottom="0in" fo:line-height="100%"/>
      <style:text-properties style:font-name="Times New Roman"/>
    </style:style>
    <style:style style:name="P6" style:family="paragraph" style:parent-style-name="Standard">
      <style:paragraph-properties fo:margin-top="0in" fo:margin-bottom="0in" fo:line-height="200%"/>
      <style:text-properties style:font-name="Times New Roman"/>
    </style:style>
    <style:style style:name="P7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line-height="100%"/>
      <style:text-properties style:font-name="Times New Roman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MU SMC 4294</text:p>
      <text:p text:style-name="P5">5000 Forbes Ave.</text:p>
      <text:p text:style-name="P6">Pittsburgh, PA, 15289</text:p>
      <text:p text:style-name="P6"/>
      <text:p text:style-name="P6">June 17, 2013</text:p>
      <text:p text:style-name="P6"/>
      <text:p text:style-name="P5">Mr. Thomas M. Keating</text:p>
      <text:p text:style-name="P5">Assistant Teaching Professor</text:p>
      <text:p text:style-name="P5">School of Computer Science</text:p>
      <text:p text:style-name="P6">Pittsburgh, PA, 15289</text:p>
      <text:p text:style-name="P6"/>
      <text:p text:style-name="P3">Dear Mr. Keating:</text:p>
      <text:p text:style-name="P3"/>
      <text:p text:style-name="P3"/>
      <text:p text:style-name="P3">Included with this letter is our team’s progress report, “The Movie-Chain-Runner Project.”</text:p>
      <text:p text:style-name="P3"/>
      <text:p text:style-name="P3"/>
      <text:p text:style-name="P3">This report gives an overview of our project, our methods and results so far, and our plans for the remainder of the project. Since we are a few movie titles behind of our schedule, we also include explanations of and justifications for changes made from the plan we presented in our proposal.</text:p>
      <text:p text:style-name="P2"/>
      <text:p text:style-name="P2"/>
      <text:p text:style-name="P5">If you have questions about our project and wish to contact us, please send an email to</text:p>
      <text:p text:style-name="P5">sss1@andrew.cmu.edu.</text:p>
      <text:p text:style-name="P6"/>
      <text:p text:style-name="P3">Sincerely,</text:p>
      <text:p text:style-name="P4"/>
      <text:p text:style-name="P4"/>
      <text:p text:style-name="P2">Shashank Sing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Source_20_Text"><text:span text:style-name="T1">enclosure: paper entitled “The Movie-Chain-Runner Project”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inkiller </meta:initial-creator>
    <meta:creation-date>2013-06-17T21:11:45</meta:creation-date>
    <dc:date>2013-06-17T21:37:03</dc:date>
    <dc:creator>Painkiller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20" meta:character-count="747" meta:non-whitespace-character-count="643"/>
  </office:meta>
</office:document-meta>
</file>